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chart="urn:oasis:names:tc:opendocument:xmlns:chart:1.0" xmlns:table="urn:oasis:names:tc:opendocument:xmlns:table:1.0" xmlns:config="urn:oasis:names:tc:opendocument:xmlns:config:1.0" xmlns:fo="urn:oasis:names:tc:opendocument:xmlns:xsl-fo-compatible:1.0" xmlns:number="urn:oasis:names:tc:opendocument:xmlns:datastyle:1.0" xmlns:text="urn:oasis:names:tc:opendocument:xmlns:text:1.0" xmlns:dr3d="urn:oasis:names:tc:opendocument:xmlns:dr3d:1.0" xmlns:ooo="http://openoffice.org/2004/office" xmlns:draw="urn:oasis:names:tc:opendocument:xmlns:drawing:1.0" xmlns:oooc="http://openoffice.org/2004/calc" xmlns:xsi="http://www.w3.org/2001/XMLSchema-instance" xmlns:form="urn:oasis:names:tc:opendocument:xmlns:form:1.0" xmlns:ooow="http://openoffice.org/2004/writer" xmlns:meta="urn:oasis:names:tc:opendocument:xmlns:meta:1.0" xmlns:dom="http://www.w3.org/2001/xml-events" xmlns:dc="http://purl.org/dc/elements/1.1/" xmlns:office="urn:oasis:names:tc:opendocument:xmlns:office:1.0" xmlns:math="http://www.w3.org/1998/Math/MathML" xmlns:script="urn:oasis:names:tc:opendocument:xmlns:script:1.0" xmlns:xlink="http://www.w3.org/1999/xlink" xmlns:style="urn:oasis:names:tc:opendocument:xmlns:style:1.0" xmlns:xforms="http://www.w3.org/2002/xforms" xmlns:svg="urn:oasis:names:tc:opendocument:xmlns:svg-compatible:1.0" office:version="1.1">
  <office:automatic-styles>
    <style:style style:family="table" style:name="parlementair.koptable">
      <style:table-properties fo:margin-bottom="0mm" fo:margin-top="0mm" fo:margin-left="-58.5mm" fo:margin-right="0mm" style:shadow="none" style:width="171mm" table:align="margins"/>
    </style:style>
    <style:style style:family="table-column" style:name="parlementair.kopcol1">
      <style:table-column-properties style:column-width="58.5mm"/>
    </style:style>
    <style:style style:family="table-column" style:name="parlementair.kopcol2">
      <style:table-column-properties style:column-width="78.5mm"/>
    </style:style>
    <style:style style:family="table-column" style:name="parlementair.kopcol3">
      <style:table-column-properties style:column-width="34mm"/>
    </style:style>
    <style:style style:family="table-cell" style:name="parlementair.kopcel1">
      <style:table-cell-properties fo:border-bottom="0.1mm solid #000000" fo:border-left="none" fo:border-right="none" fo:border-top="none" fo:padding-left="0.0mm" fo:padding-right="0.0mm" fo:padding-bottom="0mm" fo:padding-top="0mm"/>
    </style:style>
    <style:style style:family="table-cell" style:name="parlementair.kopcel2">
      <style:table-cell-properties fo:border-bottom="0.1mm solid #000000" fo:border-left="none" fo:border-right="none" fo:border-top="none" fo:padding-bottom="0mm" fo:padding-top="0mm"/>
    </style:style>
    <style:style style:family="table-row" style:name="parlementair.koprow">
      <style:table-row-properties style:min-row-height="19.5mm"/>
    </style:style>
    <style:style style:class="text" style:display-name="ifm_p_font.bold_size.18.12pt_mt.2.5mm_ifm" style:family="paragraph" style:name="ifm_p_font.bold_size.18.12pt_mt.2.5mm_ifm" style:parent-style-name="Basis">
      <style:paragraph-properties fo:margin-top="2.5mm"/>
      <style:text-properties fo:font-weight="bold" fo:font-size="18.12pt"/>
    </style:style>
    <style:style style:class="text" style:display-name="ifm_p_font.bold_size.51.15pt_align.right_ifm" style:family="paragraph" style:name="ifm_p_font.bold_size.51.15pt_align.right_ifm" style:parent-style-name="Basis">
      <style:paragraph-properties fo:text-align="right"/>
      <style:text-properties fo:font-weight="bold" fo:font-size="51.15pt"/>
    </style:style>
    <style:style style:class="text" style:display-name="ifm_p_size.9.59pt_mt.2.5mm_ifm" style:family="paragraph" style:name="ifm_p_size.9.59pt_mt.2.5mm_ifm" style:parent-style-name="Basis">
      <style:paragraph-properties fo:margin-top="2.5mm"/>
      <style:text-properties fo:font-size="9.59pt"/>
    </style:style>
    <style:style style:class="text" style:display-name="ifm_p_font.bold_size.12.26pt_indent.-58.5mm_ifm" style:family="paragraph" style:name="ifm_p_font.bold_size.12.26pt_indent.-58.5mm_ifm" style:parent-style-name="Basis">
      <style:paragraph-properties fo:text-indent="-58.5mm"/>
      <style:text-properties fo:font-weight="bold" fo:font-size="12.26pt"/>
    </style:style>
    <style:style style:class="text" style:display-name="ifm_p_font.bold_size.9.06pt_mt.18.8mm_indent.-58.5mm_ifm" style:family="paragraph" style:name="ifm_p_font.bold_size.9.06pt_mt.18.8mm_indent.-58.5mm_ifm" style:parent-style-name="Basis">
      <style:paragraph-properties fo:margin-top="18.8mm" fo:text-indent="-58.5mm"/>
      <style:text-properties fo:font-weight="bold" fo:font-size="9.06pt"/>
    </style:style>
    <style:style style:class="text" style:display-name="ifm_p_ifm" style:family="paragraph" style:name="ifm_p_ifm" style:parent-style-name="Basis">
      <style:paragraph-properties/>
      <style:text-properties/>
    </style:style>
    <style:style style:class="text" style:display-name="ifm_p_mt.3.76mm_ifm" style:family="paragraph" style:name="ifm_p_mt.3.76mm_ifm" style:parent-style-name="Basis">
      <style:paragraph-properties fo:margin-top="3.76mm"/>
      <style:text-properties/>
    </style:style>
  </office:automatic-styles>
  <office:body>
    <office:text>
      <draw:frame draw:name="frillblok" draw:style-name="frame.frillblok" draw:z-index="0" svg:width="1.5602in" svg:x="15mm" svg:y="253.5mm" text:anchor-type="page" text:anchor-page-number="1">
        <draw:text-box fo:min-height="0.2in">
          <text:p text:style-name="frillblok">kst-32545-143</text:p>
          <text:p text:style-name="frillblok">'s-Gravenhage 2021</text:p>
        </draw:text-box>
      </draw:frame>
      <table:table table:name="parlementair.kop" table:style-name="parlementair.koptable">
        <table:table-column table:style-name="parlementair.kopcol1"/>
        <table:table-column table:style-name="parlementair.kopcol2"/>
        <table:table-column table:style-name="parlementair.kopcol3"/>
        <table:table-row table:style-name="parlementair.koprow1">
          <table:table-cell office:value-type="string" table:number-columns-spanned="2" table:style-name="parlementair.kopcel1">
            <text:p text:style-name="ifm_p_font.bold_size.18.12pt_mt.2.5mm_ifm">Tweede Kamer der Staten-Generaal</text:p>
          </table:table-cell>
          <table:covered-table-cell/>
          <table:table-cell office:value-type="string" table:number-columns-spanned="1" table:style-name="parlementair.kopcel2">
            <text:p text:style-name="ifm_p_font.bold_size.51.15pt_align.right_ifm">2</text:p>
          </table:table-cell>
        </table:table-row>
        <table:table-row table:style-name="parlementair.koprow">
          <table:table-cell office:value-type="string" table:number-columns-spanned="3" table:style-name="parlementair.kopcel1">
            <text:p text:style-name="ifm_p_size.9.59pt_mt.2.5mm_ifm">Vergaderjaar 2020-2021</text:p>
          </table:table-cell>
          <table:covered-table-cell/>
        </table:table-row>
      </table:table>
      <text:h text:style-name="ifm_p_font.bold_size.12.26pt_indent.-58.5mm_ifm" text:outline-level="1">32 545<text:tab/>Wet- en regelgeving financiële markten</text:h>
      <text:h text:style-name="ifm_p_font.bold_size.9.06pt_mt.18.8mm_indent.-58.5mm_ifm" text:outline-level="1">Nr. 143
      <text:tab/>MOTIE VAN DE LEDEN INGE VAN DIJK EN GRINWIS</text:h>
      <text:p text:style-name="ifm_p_ifm">Voorgesteld 6 juli 2021</text:p>
      <text:p text:style-name="ifm_p_mt.3.76mm_ifm">De Kamer,</text:p>
      <text:p text:style-name="ifm_p_mt.3.76mm_ifm">gehoord de beraadslaging,</text:p>
      <text:p text:style-name="ifm_p_mt.3.76mm_ifm">constaterende dat diverse financiële instellingen klanten laten betalen voor hun spaargeld en in sommige gevallen ook afscheid nemen van spaarders;</text:p>
      <text:p text:style-name="ifm_p_mt.3.76mm_ifm">constaterende dat veel financiële instellingen een negatieve spaarrente hanteren vanaf € 100.000;</text:p>
      <text:p text:style-name="ifm_p_mt.3.76mm_ifm">overwegende dat voorkomen dient te worden dat de grens van negatieve spaarrente de kleine spaarder nog verder gaat raken;</text:p>
      <text:p text:style-name="ifm_p_mt.3.76mm_ifm">verzoekt de regering, om een grensspaarsaldo te definiëren waaronder een negatieve spaarrente onwenselijk is en met de banken in gesprek te gaan om afspraken te maken over het borgen van deze ondergrens;</text:p>
      <text:p text:style-name="ifm_p_mt.3.76mm_ifm">verzoekt de regering tevens, om, indien de Minister constateert dat banken niet bereid zijn zich te beperken tot dit grenssaldo, een wetsvoorstel voor te bereiden met een verbod op negatieve spaarrente vanaf de geformuleerde spaarsaldogrens,</text:p>
      <text:p text:style-name="ifm_p_mt.3.76mm_ifm">en gaat over tot de orde van de dag.</text:p>
      <text:p text:style-name="ifm_p_mt.3.76mm_ifm">Inge van Dijk</text:p>
      <text:p text:style-name="ifm_p_ifm">Grinwis</text:p>
    </office:text>
  </office:body>
</office:document-content>
</file>

<file path=styles.xml><?xml version="1.0" encoding="utf-8"?>
<office:document-styles xmlns:chart="urn:oasis:names:tc:opendocument:xmlns:chart:1.0" xmlns:table="urn:oasis:names:tc:opendocument:xmlns:table:1.0" xmlns:config="urn:oasis:names:tc:opendocument:xmlns:config:1.0" xmlns:fo="urn:oasis:names:tc:opendocument:xmlns:xsl-fo-compatible:1.0" xmlns:number="urn:oasis:names:tc:opendocument:xmlns:datastyle:1.0" xmlns:text="urn:oasis:names:tc:opendocument:xmlns:text:1.0" xmlns:dr3d="urn:oasis:names:tc:opendocument:xmlns:dr3d:1.0" xmlns:ooo="http://openoffice.org/2004/office" xmlns:draw="urn:oasis:names:tc:opendocument:xmlns:drawing:1.0" xmlns:oooc="http://openoffice.org/2004/calc" xmlns:xsi="http://www.w3.org/2001/XMLSchema-instance" xmlns:form="urn:oasis:names:tc:opendocument:xmlns:form:1.0" xmlns:ooow="http://openoffice.org/2004/writer" xmlns:meta="urn:oasis:names:tc:opendocument:xmlns:meta:1.0" xmlns:dom="http://www.w3.org/2001/xml-events" xmlns:dc="http://purl.org/dc/elements/1.1/" xmlns:office="urn:oasis:names:tc:opendocument:xmlns:office:1.0" xmlns:math="http://www.w3.org/1998/Math/MathML" xmlns:script="urn:oasis:names:tc:opendocument:xmlns:script:1.0" xmlns:xlink="http://www.w3.org/1999/xlink" xmlns:style="urn:oasis:names:tc:opendocument:xmlns:style:1.0" xmlns:xforms="http://www.w3.org/2002/xforms" xmlns:svg="urn:oasis:names:tc:opendocument:xmlns:svg-compatible:1.0" office:version="1.1">
  <office:font-face-decls xmlns:sdu-fn="http://schema.sdu.nl/2011/07/functions">
    <style:font-face style:font-family-generic="roman" style:font-pitch="variable" style:name="Times New Roman" svg:font-family="'Times New Roman'"/>
    <style:font-face style:name="Times" svg:font-family="Times" style:font-family-generic="roman" style:font-pitch="variable"/>
    <style:font-face style:font-family-generic="modern" style:font-pitch="fixed" style:name="Courier New" svg:font-family="'Courier New'"/>
    <style:font-face style:font-adornments="Normal" style:font-family-generic="swiss" style:font-pitch="variable" style:name="Verdana" svg:font-family="Verdana"/>
    <style:font-face style:font-family-generic="swiss" style:font-pitch="variable" style:name="DejaVuSans" svg:font-family="DejaVu Sans" style:font-adornments="Book"/>
    <style:font-face style:font-family-generic="system" style:font-pitch="variable" style:name="Lucidasans" svg:font-family="Lucidasans"/>
  </office:font-face-decls>
  <office:styles>
    <style:default-style xmlns:sdu-fn="http://schema.sdu.nl/2011/07/functions" style:family="paragraph">
      <style:paragraph-properties fo:hyphenation-ladder-count="no-limit" style:line-break="strict" style:punctuation-wrap="hanging" style:tab-stop-distance="1.251cm" style:text-autospace="ideograph-alpha" style:writing-mode="page"/>
      <style:text-properties fo:country="NL" fo:font-size="9.058076pt" fo:hyphenate="true" fo:hyphenation-push-char-count="2" fo:hyphenation-remain-char-count="2" fo:language="nl" style:country-asian="none" style:country-complex="none" style:font-name="DejaVuSans" style:font-name-asian="Arial Unicode MS" style:font-name-complex="Tahoma" style:font-size-asian="10.0pt" style:font-size-complex="10.0pt" style:language-asian="zxx" style:language-complex="zxx" style:letter-kerning="true" style:use-window-font-color="true"/>
    </style:default-style>
    <style:default-style xmlns:sdu-fn="http://schema.sdu.nl/2011/07/functions" style:family="table">
      <style:table-properties table:border-model="collapsing"/>
    </style:default-style>
    <style:default-style xmlns:sdu-fn="http://schema.sdu.nl/2011/07/functions" style:family="table-row">
      <style:table-row-properties fo:keep-together="auto"/>
    </style:default-style>
    <style:style xmlns:sdu-fn="http://schema.sdu.nl/2011/07/functions" style:class="text" style:display-name="Text body" style:family="paragraph" style:name="Text_20_body" style:parent-style-name="Standard">
      <style:paragraph-properties fo:margin-bottom="0mm" fo:margin-top="0mm" fo:orphans="3" fo:widows="3"/>
      <style:text-properties fo:font-size="9.058076pt"/>
    </style:style>
    <style:style xmlns:sdu-fn="http://schema.sdu.nl/2011/07/functions" style:class="text" style:display-name="Basis" style:family="paragraph" style:name="Basis" style:parent-style-name="Standard">
      <style:paragraph-properties fo:margin-bottom="0mm" fo:margin-top="0mm" fo:orphans="3" fo:widows="3"/>
      <style:text-properties fo:font-size="9.058076pt"/>
    </style:style>
    <style:style xmlns:sdu-fn="http://schema.sdu.nl/2011/07/functions" style:class="text" style:family="paragraph" style:name="Standard">
      <style:paragraph-properties fo:line-height="100%" fo:margin-bottom="0.2in" fo:margin-top="0in"/>
      <style:text-properties style:font-name="DejaVuSans"/>
    </style:style>
    <style:style xmlns:sdu-fn="http://schema.sdu.nl/2011/07/functions" style:class="text" style:display-name="Kop" style:family="paragraph" style:name="kop" style:parent-style-name="Text_20_body">
      <style:paragraph-properties fo:keep-with-next="always" fo:margin-bottom="0.1665in"/>
    </style:style>
    <style:style xmlns:sdu-fn="http://schema.sdu.nl/2011/07/functions" style:class="extra" style:display-name="Table Contents" style:family="paragraph" style:name="Table_20_Contents" style:parent-style-name="Standard">
      <style:paragraph-properties text:line-number="0" text:number-lines="false"/>
      <style:text-properties fo:font-size="8pt" style:font-size-asian="8.0pt" style:font-size-complex="8.0pt"/>
    </style:style>
    <style:style xmlns:sdu-fn="http://schema.sdu.nl/2011/07/functions" style:class="text" style:family="paragraph" style:display-name="Kop Vet" style:name="kop-vet-logo" style:next-style-name="Basis" style:parent-style-name="Basis">
      <style:paragraph-properties fo:line-height="125%" fo:padding="5mm" fo:border-left="0.26pt solid #808080" fo:border-right="0.26pt solid #808080"/>
    </style:style>
    <style:style xmlns:sdu-fn="http://schema.sdu.nl/2011/07/functions" style:name="vet" style:class="text" style:family="text" style:display-name="Vet">
      <style:text-properties fo:font-weight="bold"/>
    </style:style>
    <style:style xmlns:sdu-fn="http://schema.sdu.nl/2011/07/functions" style:name="romein" style:class="text" style:family="text" style:display-name="Romein">
      <style:text-properties fo:font-weight="normal"/>
    </style:style>
    <style:style xmlns:sdu-fn="http://schema.sdu.nl/2011/07/functions" style:class="text" style:display-name="Tekst zonder marge" style:family="paragraph" style:name="text.nomargin" style:parent-style-name="text">
      <style:paragraph-properties fo:margin-bottom="0in"/>
    </style:style>
    <style:style xmlns:sdu-fn="http://schema.sdu.nl/2011/07/functions" style:name="Footnote_20_Symbol" style:display-name="Footnote Symbol" style:family="text">
      <style:text-properties style:text-position="super 58%" fo:font-size="9.10000038146973pt" fo:font-weight="350"/>
    </style:style>
    <style:style xmlns:sdu-fn="http://schema.sdu.nl/2011/07/functions" style:name="Footnote_20_anchor" style:display-name="Footnote anchor" style:family="text">
      <style:text-properties style:text-position="super 58%"/>
    </style:style>
    <style:style xmlns:sdu-fn="http://schema.sdu.nl/2011/07/functions" style:class="text" style:display-name="Footer" style:family="paragraph" style:name="footer" style:parent-style-name="Standard">
      <style:paragraph-properties fo:margin-bottom="0in" fo:margin-top="0.1in">
        <style:tab-stops>
          <style:tab-stop style:position="5.7634in" style:type="right"/>
        </style:tab-stops>
      </style:paragraph-properties>
      <style:text-properties fo:font-size="9.058076pt"/>
    </style:style>
    <style:style xmlns:sdu-fn="http://schema.sdu.nl/2011/07/functions" style:name="footer.agenda" style:display-name="Footer Agenda" style:class="text" style:family="paragraph" style:parent-style-name="footer">
      <style:paragraph-properties fo:margin-left="58.4mm"/>
      <style:text-properties fo:font-size="8.525248pt"/>
    </style:style>
    <style:style xmlns:sdu-fn="http://schema.sdu.nl/2011/07/functions" style:name="footer.handelingen" style:display-name="Footer Handelingen" style:class="text" style:family="paragraph" style:parent-style-name="footer">
      <style:paragraph-properties fo:margin-bottom="0.0in">
        <style:tab-stops>
          <style:tab-stop style:position="30.5mm" style:type="left"/>
          <style:tab-stop style:position="89mm" style:type="left"/>
          <style:tab-stop style:position="171mm" style:type="right"/>
        </style:tab-stops>
      </style:paragraph-properties>
      <style:text-properties style:font-name="DejaVuSans" fo:font-size="6.926764pt" style:font-size-asian="6.926764pt" style:font-size-complex="6.926764pt"/>
    </style:style>
    <style:style xmlns:sdu-fn="http://schema.sdu.nl/2011/07/functions" style:name="header.kio" style:display-name="KIO Header" style:family="paragraph" style:parent-style-name="text">
      <style:text-properties fo:font-style="italic"/>
    </style:style>
    <style:style xmlns:sdu-fn="http://schema.sdu.nl/2011/07/functions" style:name="header.handelingen.spreker" style:display-name="Spreker Header" style:family="paragraph" style:parent-style-name="text">
      <style:text-properties fo:font-weight="bold"/>
    </style:style>
    <style:style style:name="frame.frillblok" style:family="graphic">
      <style:graphic-properties style:vertical-pos="from-top" style:vertical-rel="page" style:horizontal-pos="from-left" style:horizontal-rel="page" fo:padding="0in" fo:border="none" style:shadow="none"/>
    </style:style>
    <style:style style:class="text" style:family="paragraph" style:name="frillblok" style:parent-style-name="Text_20_body">
      <style:paragraph-properties fo:margin-bottom="0in" fo:margin-top="0in"/>
      <style:text-properties fo:font-size="5.861108pt"/>
    </style:style>
    <style:style xmlns:sdu-fn="http://schema.sdu.nl/2011/07/functions" style:family="graphic" style:name="frame.picture.logo">
      <style:graphic-properties draw:blue="0%" draw:color-inversion="false" draw:color-mode="standard" draw:contrast="0%" draw:gamma="100%" draw:green="0%" draw:image-opacity="100%" draw:luminance="0%" draw:red="0%" fo:clip="rect(0cm 0cm 0cm 0cm)" style:horizontal-pos="right" style:horizontal-rel="paragraph-content" style:mirror="none"/>
    </style:style>
    <style:style xmlns:sdu-fn="http://schema.sdu.nl/2011/07/functions" style:name="frame.logo" style:family="graphic" style:parent-style-name="frame.picture.logo">
      <style:graphic-properties style:vertical-pos="from-top" style:vertical-rel="margin" style:horizontal-pos="from-left" style:horizontal-rel="paragraph" style:flow-with-text="false">
        <style:background-image/>
      </style:graphic-properties>
    </style:style>
    <style:style xmlns:sdu-fn="http://schema.sdu.nl/2011/07/functions" style:name="footer.staatscourant" style:display-name="Footer Staatscourant" style:class="text" style:family="paragraph" style:parent-style-name="footer">
      <style:paragraph-properties fo:margin-left="37mm" fo:margin-right="0mm" fo:margin-top="10mm" fo:text-indent="-37mm" style:auto-text-indent="false">
        <style:tab-stops>
          <style:tab-stop style:position="0mm"/>
          <style:tab-stop style:position="58.42mm"/>
        </style:tab-stops>
      </style:paragraph-properties>
      <style:text-properties fo:font-size="8.5pt" style:font-size-asian="8.5pt" style:font-size-complex="8.5pt" fo:font-weight="bold"/>
    </style:style>
    <style:style xmlns:sdu-fn="http://schema.sdu.nl/2011/07/functions" style:name="footer.staatscourant.oranje" style:family="text">
      <style:text-properties fo:color="#ff8000"/>
    </style:style>
    <style:style xmlns:sdu-fn="http://schema.sdu.nl/2011/07/functions" style:name="footer.staatscourant.blauw" style:family="text">
      <style:text-properties fo:color="#0071e3"/>
    </style:style>
    <style:style xmlns:sdu-fn="http://schema.sdu.nl/2011/07/functions" style:name="footer.tractatenblad" style:display-name="Footer Tractatenblad" style:class="text" style:family="paragraph" style:parent-style-name="footer">
      <style:paragraph-properties fo:margin-left="0mm" fo:margin-right="0mm" fo:margin-top="0mm" fo:text-indent="0mm" style:auto-text-indent="false">
        <style:tab-stops>
          <style:tab-stop style:position="172mm" style:type="right"/>
        </style:tab-stops>
      </style:paragraph-properties>
      <style:text-properties fo:font-size="9.058076pt" style:font-size-asian="9.058076pt" style:font-size-complex="9.058076pt"/>
    </style:style>
    <style:style xmlns:sdu-fn="http://schema.sdu.nl/2011/07/functions" style:name="footer.tractatenblad.oblong" style:display-name="Footer Tractatenblad Oblong" style:class="text" style:family="paragraph" style:parent-style-name="footer.tractatenblad">
      <style:paragraph-properties>
        <style:tab-stops>
          <style:tab-stop style:position="265.45mm" style:type="right"/>
        </style:tab-stops>
      </style:paragraph-properties>
    </style:style>
    <text:outline-style xmlns:sdu-fn="http://schema.sdu.nl/2011/07/functions">
      <text:outline-level-style style:num-format="" text:level="1">
        <style:list-level-properties text:min-label-distance="0.381cm"/>
      </text:outline-level-style>
      <text:outline-level-style style:num-format="" text:level="2">
        <style:list-level-properties text:min-label-distance="0.381cm"/>
      </text:outline-level-style>
      <text:outline-level-style style:num-format="" text:level="3">
        <style:list-level-properties text:min-label-distance="0.381cm"/>
      </text:outline-level-style>
      <text:outline-level-style style:num-format="" text:level="4">
        <style:list-level-properties text:min-label-distance="0.381cm"/>
      </text:outline-level-style>
      <text:outline-level-style style:num-format="" text:level="5">
        <style:list-level-properties text:min-label-distance="0.381cm"/>
      </text:outline-level-style>
      <text:outline-level-style style:num-format="" text:level="6">
        <style:list-level-properties text:min-label-distance="0.381cm"/>
      </text:outline-level-style>
      <text:outline-level-style style:num-format="" text:level="7">
        <style:list-level-properties text:min-label-distance="0.381cm"/>
      </text:outline-level-style>
      <text:outline-level-style style:num-format="" text:level="8">
        <style:list-level-properties text:min-label-distance="0.381cm"/>
      </text:outline-level-style>
      <text:outline-level-style style:num-format="" text:level="9">
        <style:list-level-properties text:min-label-distance="0.381cm"/>
      </text:outline-level-style>
      <text:outline-level-style style:num-format="" text:level="10">
        <style:list-level-properties text:min-label-distance="0.381cm"/>
      </text:outline-level-style>
    </text:outline-style>
    <text:notes-configuration xmlns:sdu-fn="http://schema.sdu.nl/2011/07/functions" text:note-class="footnote" text:citation-style-name="Footnote_20_symbol" text:citation-body-style-name="Footnote_20_anchor" style:num-format="1" text:start-value="0" text:footnotes-position="page" text:start-numbering-at="document"/>
  </office:styles>
  <office:automatic-styles>
    <style:page-layout xmlns:sdu-fn="http://schema.sdu.nl/2011/07/functions" style:name="portrait-margin-text">
      <style:page-layout-properties fo:margin-bottom="11mm" fo:margin-left="71.5mm" fo:margin-right="13mm" fo:margin-top="10mm" fo:page-height="272mm" fo:page-width="197mm" style:footnote-max-height="0in" style:num-format="1" style:print-orientation="portrait" style:writing-mode="lr-tb">
        <style:footnote-sep style:adjustment="left" style:color="#000000" style:distance-before-sep="3.9mm" style:distance-after-sep="0.0402in" style:rel-width="50%" style:width="0.1mm"/>
      </style:page-layout-properties>
      <style:footer-style>
        <style:header-footer-properties fo:margin-left="0in" fo:margin-right="0in" fo:margin-top="0.2in" fo:min-height="0.1965in"/>
      </style:footer-style>
    </style:page-layout>
    <style:page-layout xmlns:sdu-fn="http://schema.sdu.nl/2011/07/functions" style:name="landscape-margin-text">
      <style:page-layout-properties fo:margin-bottom="11mm" fo:margin-left="30.5mm" fo:margin-right="13mm" fo:margin-top="10mm" fo:page-height="197mm" fo:page-width="272mm" style:footnote-max-height="0in" style:num-format="1" style:print-orientation="portrait" style:writing-mode="lr-tb">
        <style:footnote-sep style:adjustment="left" style:color="#000000" style:distance-before-sep="3.9mm" style:distance-after-sep="0.0402in" style:rel-width="50%" style:width="0.1mm"/>
      </style:page-layout-properties>
      <style:footer-style>
        <style:header-footer-properties fo:margin-left="0in" fo:margin-right="0in" fo:margin-top="0.2in" fo:min-height="0.1965in"/>
      </style:footer-style>
    </style:page-layout>
    <style:style xmlns:sdu-fn="http://schema.sdu.nl/2011/07/functions" style:name="staatscourant.lijn" style:family="graphic">
      <style:graphic-properties svg:stroke-width="1pt" svg:stroke-color="#ff8000" style:run-through="background" style:vertical-pos="from-top" style:vertical-rel="paragraph-content" style:horizontal-pos="from-left" style:horizontal-rel="paragraph" draw:wrap-influence-on-position="once-concurrent" style:flow-with-text="false"/>
    </style:style>
    <style:style xmlns:sdu-fn="http://schema.sdu.nl/2011/07/functions" style:family="table" style:name="handelingen.footer.table">
      <style:table-properties fo:margin-bottom="0mm" fo:margin-top="0mm" fo:margin-left="0mm" fo:margin-right="0mm" style:shadow="none" style:width="171mm" table:align="left" fo:break-before="page"/>
    </style:style>
    <style:style xmlns:sdu-fn="http://schema.sdu.nl/2011/07/functions" style:family="table-column" style:name="handelingen.footer.col1">
      <style:table-column-properties style:column-width="30mm"/>
    </style:style>
    <style:style xmlns:sdu-fn="http://schema.sdu.nl/2011/07/functions" style:family="table-column" style:name="handelingen.footer.col2">
      <style:table-column-properties style:column-width="53mm"/>
    </style:style>
    <style:style xmlns:sdu-fn="http://schema.sdu.nl/2011/07/functions" style:family="table-column" style:name="handelingen.footer.col3">
      <style:table-column-properties style:column-width="5mm"/>
    </style:style>
    <style:style xmlns:sdu-fn="http://schema.sdu.nl/2011/07/functions" style:family="table-column" style:name="handelingen.footer.col4">
      <style:table-column-properties style:column-width="50mm"/>
    </style:style>
    <style:style xmlns:sdu-fn="http://schema.sdu.nl/2011/07/functions" style:family="table-column" style:name="handelingen.footer.col5">
      <style:table-column-properties style:column-width="33mm"/>
    </style:style>
    <style:style xmlns:sdu-fn="http://schema.sdu.nl/2011/07/functions" style:family="table-cell" style:name="handelingen.footer.cel">
      <style:table-cell-properties style:vertical-align="bottom"/>
      <style:paragraph-properties fo:text-align="end" fo:margin-bottom="0in"/>
    </style:style>
  </office:automatic-styles>
  <office:master-styles>
    <style:master-page xmlns:sdu-fn="http://schema.sdu.nl/2011/07/functions" style:name="Standard" style:page-layout-name="portrait-margin-text">
      <style:footer>
        <text:p text:style-name="footer">Tweede Kamer, vergaderjaar 2020-2021, 32 545, nr. 143<text:tab/><text:page-number text:select-page="current"/></text:p>
      </style:footer>
    </style:master-page>
    <style:master-page xmlns:sdu-fn="http://schema.sdu.nl/2011/07/functions" style:name="Landscape" style:page-layout-name="landscape-margin-text">
      <style:footer>
        <text:p text:style-name="footer">Tweede Kamer, vergaderjaar 2020-2021, 32 545, nr. 143<text:tab/><text:page-number text:select-page="current"/></text:p>
      </style:footer>
    </style:master-page>
  </office:master-styles>
</office:document-styles>
</file>

<file path=meta.xml><?xml version="1.0" encoding="utf-8"?>
<office:document-meta xmlns:chart="urn:oasis:names:tc:opendocument:xmlns:chart:1.0" xmlns:table="urn:oasis:names:tc:opendocument:xmlns:table:1.0" xmlns:config="urn:oasis:names:tc:opendocument:xmlns:config:1.0" xmlns:fo="urn:oasis:names:tc:opendocument:xmlns:xsl-fo-compatible:1.0" xmlns:number="urn:oasis:names:tc:opendocument:xmlns:datastyle:1.0" xmlns:text="urn:oasis:names:tc:opendocument:xmlns:text:1.0" xmlns:dr3d="urn:oasis:names:tc:opendocument:xmlns:dr3d:1.0" xmlns:ooo="http://openoffice.org/2004/office" xmlns:draw="urn:oasis:names:tc:opendocument:xmlns:drawing:1.0" xmlns:oooc="http://openoffice.org/2004/calc" xmlns:xsi="http://www.w3.org/2001/XMLSchema-instance" xmlns:form="urn:oasis:names:tc:opendocument:xmlns:form:1.0" xmlns:ooow="http://openoffice.org/2004/writer" xmlns:meta="urn:oasis:names:tc:opendocument:xmlns:meta:1.0" xmlns:dom="http://www.w3.org/2001/xml-events" xmlns:dc="http://purl.org/dc/elements/1.1/" xmlns:office="urn:oasis:names:tc:opendocument:xmlns:office:1.0" xmlns:math="http://www.w3.org/1998/Math/MathML" xmlns:script="urn:oasis:names:tc:opendocument:xmlns:script:1.0" xmlns:xlink="http://www.w3.org/1999/xlink" xmlns:style="urn:oasis:names:tc:opendocument:xmlns:style:1.0" xmlns:xforms="http://www.w3.org/2002/xforms" xmlns:svg="urn:oasis:names:tc:opendocument:xmlns:svg-compatible:1.0" office:version="1.1">
  <office:meta>
    <meta:generator>opxml2odf - Version 3.41</meta:generator>
    <dc:title>Wet- en regelgeving financiële markten; Motie; Motie van de leden Inge van Dijk en Grinwis over het definiëren van een grensspaarsaldo voor negatieve spaarrente</dc:title>
    <meta:user-defined meta:name="OVERHEIDop.ParlID/DC.identifier">kst-32545-143</meta:user-defined>
    <meta:user-defined meta:name="OVERHEIDop.ondernummer">143</meta:user-defined>
    <meta:user-defined meta:name="DCTERMS.W3CDTF/DCTERMS.available">2021-07-07</meta:user-defined>
    <meta:user-defined meta:name="OVERHEIDop.KamerstukTypen/DC.type">Motie</meta:user-defined>
    <meta:user-defined meta:name="OVERHEIDop.dossiernummer">32545</meta:user-defined>
    <meta:user-defined meta:name="OVERHEIDop.documenttitel">Motie van de leden Inge van Dijk en Grinwis over het definiëren van een grensspaarsaldo voor negatieve spaarrente</meta:user-defined>
    <meta:user-defined meta:name="OVERHEIDop.indiener">P.A. Grinwis</meta:user-defined>
    <meta:user-defined meta:name="OVERHEIDop.indiener">I. (Inge) van Dijk</meta:user-defined>
    <meta:user-defined meta:name="OVERHEIDop.dossiertitel">Wet- en regelgeving financiële markten</meta:user-defined>
    <meta:user-defined meta:name="DCTERMS.alternative"/>
    <meta:user-defined meta:name="OVERHEIDop.vergaderjaar">2020-2021</meta:user-defined>
    <meta:user-defined meta:name="OVERHEID.StatenGeneraal/DC.creator">Tweede Kamer der Staten-Generaal</meta:user-defined>
    <meta:user-defined meta:name="OVERHEIDop.Parlementair/DC.type">Kamerstuk</meta:user-defined>
    <meta:user-defined meta:name="DCTERMS.W3CDTF/DCTERMS.issued">2021-07-06</meta:user-defined>
    <meta:user-defined meta:name="DC.title">Wet- en regelgeving financiële markten; Motie; Motie van de leden Inge van Dijk en Grinwis over het definiëren van een grensspaarsaldo voor negatieve spaarrente</meta:user-defined>
    <dc:language>nl</dc:language>
    <meta:user-defined meta:name="OVERHEIDop.doctype">Officiële Publicaties, versie 1.1</meta:user-defined>
    <meta:user-defined meta:name="OVERHEID.Informatietype/DC.type">officiële publicatie</meta:user-defined>
    <meta:user-defined meta:name="OVERHEIDop.publicationName">Kamerstuk</meta:user-defined>
    <meta:user-defined meta:name="OVERHEID.Organisatietype/OVERHEID.organisationType">staten generaal</meta:user-defined>
    <meta:user-defined meta:name="OVERHEID.TaxonomieBeleidsagenda/OVERHEID.category">Economie | Overige economische sectoren</meta:user-defined>
    <meta:user-defined meta:name="OVERHEID.TaxonomieBeleidsagenda/OVERHEID.category">Financiën | Financieel toezicht</meta:user-defined>
    <meta:user-defined meta:name="OVERHEIDop.versieInformatie"/>
  </office:meta>
</office:document-meta>
</file>